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entury Schoolbook" svg:font-family="'Century Schoolbook'"/>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ronyms" style:family="table">
      <style:table-properties style:width="6.9236in" table:align="left" fo:keep-with-next="always"/>
    </style:style>
    <style:style style:name="Acronyms.A" style:family="table-column">
      <style:table-column-properties style:column-width="1.5in"/>
    </style:style>
    <style:style style:name="Acronyms.B" style:family="table-column">
      <style:table-column-properties style:column-width="5.4236in"/>
    </style:style>
    <style:style style:name="Acronyms.A1" style:family="table-cell">
      <style:table-cell-properties fo:padding="0.0382in" fo:border="0.0007in solid #000000"/>
    </style:style>
    <style:style style:name="Acronyms.A2" style:family="table-cell">
      <style:table-cell-properties fo:padding="0.0382in" fo:border-left="0.0007in solid #000000" fo:border-right="none" fo:border-top="none" fo:border-bottom="0.0007in solid #000000"/>
    </style:style>
    <style:style style:name="Acronym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Table_20_index_20_heading">
      <style:paragraph-properties fo:break-before="page"/>
    </style:style>
    <style:style style:name="P8" style:family="paragraph" style:parent-style-name="Contents_20_Heading">
      <style:paragraph-properties fo:break-before="page"/>
    </style:style>
    <style:style style:name="P9" style:family="paragraph" style:parent-style-name="Table">
      <style:paragraph-properties fo:text-align="center" style:justify-single-word="false"/>
    </style:style>
    <style:style style:name="P10" style:family="paragraph" style:parent-style-name="Table_20_index_20_1">
      <style:paragraph-properties>
        <style:tab-stops>
          <style:tab-stop style:position="6.9252in" style:type="right" style:leader-style="dotted" style:leader-text="."/>
        </style:tab-stops>
      </style:paragraph-properties>
    </style:style>
    <style:style style:name="P11" style:family="paragraph" style:parent-style-name="Contents_20_3">
      <style:paragraph-properties>
        <style:tab-stops>
          <style:tab-stop style:position="6.5319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Illustration_20_Index_20_1">
      <style:paragraph-properties>
        <style:tab-stops>
          <style:tab-stop style:position="6.9252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2">
      <style:paragraph-properties fo:margin-left="0in" fo:margin-right="0in" fo:text-indent="-0.0102in" style:auto-text-indent="false">
        <style:tab-stops/>
      </style:paragraph-properties>
    </style:style>
    <style:style style:name="P23" style:family="paragraph" style:parent-style-name="Standard" style:master-page-name="First_20_Page">
      <style:paragraph-properties fo:text-align="center" style:justify-single-word="false" style:page-number="auto"/>
    </style:style>
    <style:style style:name="P24" style:family="paragraph" style:parent-style-name="Heading_20_1">
      <style:paragraph-properties fo:break-before="page"/>
    </style:style>
    <style:style style:name="P25" style:family="paragraph" style:parent-style-name="Heading_20_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agraph-properties fo:text-align="center"/>
    </style:style>
    <style:style style:name="T1" style:family="text">
      <style:text-properties fo:font-size="14pt" style:font-size-asian="14pt" style:font-size-complex="14pt"/>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oftware Test Description" text:name="DocumentType"/>
        <text:user-field-decl office:value-type="string" office:string-value="Tower Hill Traffic Signal" text:name="FullSystemName"/>
        <text:user-field-decl office:value-type="string" office:string-value="20080818T1" text:name="DocumentNumber"/>
        <text:user-field-decl office:value-type="string" office:string-value="Draft" text:name="Revision"/>
        <text:user-field-decl office:value-type="string" office:string-value="18 June 2008" text:name="ReleaseDate"/>
        <text:user-field-decl office:value-type="string" office:string-value="Traffic Signal" text:name="ShortSystemName"/>
      </text:user-field-decls>
      <text:p text:style-name="P23"/>
      <text:p text:style-name="P6"/>
      <text:p text:style-name="P6"/>
      <text:p text:style-name="P6"/>
      <text:p text:style-name="P6"><text:user-field-get text:name="DocumentType">Software Test Description</text:user-field-get> </text:p>
      <text:p text:style-name="P6">for</text:p>
      <text:p text:style-name="P6"><text:user-field-get text:name="FullSystemName">Tower Hill Traffic Signal</text:user-field-get></text:p>
      <text:p text:style-name="P6"/>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Table of Contents</text:p>
          </text:index-title>
          <text:p text:style-name="P13"><text:s/>1 Scope<text:tab/>4</text:p>
          <text:p text:style-name="P12"><text:s/>1.1 Identification<text:tab/>4</text:p>
          <text:p text:style-name="P12"><text:s/>1.2 System Overview<text:tab/>4</text:p>
          <text:p text:style-name="P12"><text:s/>1.3 Document Overview<text:tab/>4</text:p>
          <text:p text:style-name="P13"><text:s/>2 References<text:tab/>5</text:p>
          <text:p text:style-name="P12"><text:s/>2.1 General References<text:tab/>5</text:p>
          <text:p text:style-name="P12"><text:s/>2.2 Specific References<text:tab/>5</text:p>
          <text:p text:style-name="P12"><text:s/>2.3 Acronyms and Abbreviations<text:tab/>5</text:p>
          <text:p text:style-name="P13"><text:s/>3 Test preparations<text:tab/>6</text:p>
          <text:p text:style-name="P12"><text:s/>3.1 (Project-unique identifier of a test)<text:tab/>6</text:p>
          <text:p text:style-name="P11"><text:s/>3.1.1 Hardware preparation<text:tab/>6</text:p>
          <text:p text:style-name="P11"><text:s/>3.1.2 Software preparation<text:tab/>6</text:p>
          <text:p text:style-name="P11"><text:s/>3.1.3 Other pre-test preparations<text:tab/>6</text:p>
          <text:p text:style-name="P13"><text:s/>4 Test Descriptions<text:tab/>7</text:p>
          <text:p text:style-name="P12"><text:s/>4.1 <text:s/>(Project-unique identifier of a test)<text:tab/>7</text:p>
          <text:p text:style-name="P11"><text:s/>4.1.1 (Project-unique identifier of a test case)<text:tab/>7</text:p>
          <text:p text:style-name="P13"><text:s/>5 Requirements traceability<text:tab/>8</text:p>
          <text:p text:style-name="P13"><text:s/>6 Notes<text:tab/>9</text:p>
        </text:index-body>
      </text:table-of-content>
      <text:p text:style-name="P6"/>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7">List of Tables</text:p>
          </text:index-title>
          <text:p text:style-name="P10">Table 1: Acronyms and Abbreviations<text:tab/>6</text:p>
        </text:index-body>
      </text:table-index>
      <text:p text:style-name="P6"/>
      <text:p text:style-name="P6"/>
      <text:table-index text:style-name="Sect2" text:protected="true" text:name="Index of Tables2">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List of Figures</text:p>
          </text:index-title>
          <text:p text:style-name="P10">Figure 1: Intersection Overview<text:tab/>5</text:p>
        </text:index-body>
      </text:table-index>
      <text:p text:style-name="P6"/>
      <text:h text:style-name="P24" text:outline-level="1">Scope</text:h>
      <text:p text:style-name="Text_20_body"><text:tab/>This document provides the operational concept description for modification of the <text:user-field-input text:name="FullSystemName" text:description="">Tower Hill Traffic Signal</text:user-field-input>. Thus, the system described herein shall be known as the <text:user-field-get text:name="ShortSystemName">Traffic Signal</text:user-field-get>.</text:p>
      <text:h text:style-name="Heading_20_2" text:outline-level="2">Identification</text:h>
      <text:p text:style-name="Text_20_body"><text:tab/>The <text:user-field-input text:name="ShortSystemName" text:description="">Traffic Signal</text:user-field-input> system described herein shall be identified as version 2.0.0. This system shall serve as a replacement for the current system, which is identified as 1.2.9.</text:p>
      <text:h text:style-name="Heading_20_2" text:outline-level="2">System Overview</text:h>
      <text:p text:style-name="Text_20_body"><text:tab/>The <text:user-field-input text:name="ShortSystemName" text:description="">Traffic Signal</text:user-field-input> system shall serve as a vehicle flow control device for the intersection of US Rt 1. and RI Rt 138 at what is known locally as Tower Hill. This intersection is bisected by US Rt 1, which traverses the intersection in a generally North/South direction. This intersection is entered from the west via RI Rt 138, which joins US Rt 1 at the intersection and runs to the North. This intersection is entered from the east via a local town road named Bridgetown Road. The intersection and these roads are shown in <text:sequence-ref text:reference-format="category-and-value" text:ref-name="refFigure0">Figure 1</text:sequence-ref>.</text:p>
      <text:p text:style-name="Text_20_body"><draw:frame draw:style-name="fr1" draw:name="Intersection Overview" text:anchor-type="paragraph" svg:width="2.8201in" svg:height="2.25in" draw:z-index="0"><draw:image xlink:href="../URI_Responsibilities/CSC505/Templates/Images/Intersection.jpg" xlink:type="simple" xlink:show="embed" xlink:actuate="onLoad"/></draw:frame></text:p>
      <text:p text:style-name="Figure">Figure <text:sequence text:ref-name="refFigure0" text:name="Figure" text:formula="ooow:Figure+1" style:num-format="1">1</text:sequence>: Intersection Overview</text:p>
      <text:h text:style-name="Heading_20_2" text:outline-level="2">Document Overview</text:h>
      <text:p text:style-name="Text_20_body"><text:tab/>This document provides the operational concept description (OCD) for the <text:user-field-input text:name="FullSystemName" text:description="">Tower Hill Traffic Signal</text:user-field-input>. This document format is based upon the format as provided in Reference <text:bookmark-ref text:reference-format="text" text:ref-name="OCD_DID">[OCD_DID]</text:bookmark-ref>.</text:p>
      <text:h text:style-name="Heading_20_1" text:outline-level="1">References</text:h>
      <text:p text:style-name="Text_20_body"><text:tab/>This section provides a list of referenced items for this document.</text:p>
      <text:h text:style-name="Heading_20_2" text:outline-level="2">General References</text:h>
      <text:p text:style-name="Standard"><text:bookmark-start text:name="OCD_DID"/>[OCD_DID]<text:bookmark-end text:name="OCD_DID"/> DI-IPSC-81430 Data Item Description for Operational Concept Description (OCD), MIL-STD-498, 05 Dec 1994.</text:p>
      <text:h text:style-name="Heading_20_2" text:outline-level="2">Specific References</text:h>
      <text:p text:style-name="Text_20_body"/>
      <text:h text:style-name="Heading_20_2" text:outline-level="2"><text:span text:style-name="T1">A</text:span>cronyms and Abbreviations</text:h>
      <text:p text:style-name="Text_20_body"/>
      <table:table table:name="Acronyms" table:style-name="Acronyms">
        <table:table-column table:style-name="Acronyms.A"/>
        <table:table-column table:style-name="Acronyms.B"/>
        <table:table-header-rows>
          <table:table-row>
            <table:table-cell table:style-name="Acronyms.A1" table:number-columns-spanned="2" office:value-type="string">
              <text:p text:style-name="P9">Table <text:sequence text:ref-name="refTable0" text:name="Table" text:formula="ooow:Table+1" style:num-format="1">1</text:sequence>: Acronyms and Abbreviations</text:p>
            </table:table-cell>
            <table:covered-table-cell/>
          </table:table-row>
        </table:table-header-rows>
        <table:table-row>
          <table:table-cell table:style-name="Acronyms.A2" office:value-type="string">
            <text:p text:style-name="P5">DID</text:p>
          </table:table-cell>
          <table:table-cell table:style-name="Acronyms.B2" office:value-type="string">
            <text:p text:style-name="P5">Data Item Description</text:p>
          </table:table-cell>
        </table:table-row>
        <table:table-row>
          <table:table-cell table:style-name="Acronyms.A2" office:value-type="string">
            <text:p text:style-name="P5">OCD</text:p>
          </table:table-cell>
          <table:table-cell table:style-name="Acronyms.B2" office:value-type="string">
            <text:p text:style-name="P5">Operational Concept Description</text:p>
          </table:table-cell>
        </table:table-row>
      </table:table>
      <text:p text:style-name="Table"/>
      <text:p text:style-name="Text_20_body"/>
      <text:p text:style-name="Text_20_body"/>
      <text:p text:style-name="Text_20_body"/>
      <text:p text:style-name="Text_20_body"/>
      <text:h text:style-name="P24" text:outline-level="1">Test preparations</text:h>
      <text:h text:style-name="Heading_20_2" text:outline-level="2">Intruder Detection Part 1</text:h>
      <text:h text:style-name="Heading_20_3" text:outline-level="3">Hardware preparation</text:h>
      <text:p text:style-name="Text_20_body">a)</text:p>
      <text:p text:style-name="Text_20_body">High-quality speaker verification and synthesis</text:p>
      <text:list xml:id="list38232828" text:style-name="L1">
        <text:list-item>
          <text:p text:style-name="P15">New noise-robust speaker verification technology </text:p>
        </text:list-item>
        <text:list-item>
          <text:p text:style-name="P15">Synthesis <text:s/>data <text:s/>rates <text:s/>from <text:s/>5,000-33,000 <text:s/>bits <text:s/>per <text:s/>second <text:s/>- <text:s/>useful <text:s/>for <text:s/>guiding <text:s/>password <text:s/>training <text:s/>and <text:s/>usage, </text:p>
        </text:list-item>
        <text:list-item>
          <text:p text:style-name="P15">reducing the need for user’s manuals </text:p>
        </text:list-item>
      </text:list>
      <text:p text:style-name="Text_20_body">Highly-integrated single-chip solution</text:p>
      <text:list xml:id="list38249939" text:style-name="L2">
        <text:list-item>
          <text:p text:style-name="P16">4-MIPS performance at 14.32 MHz </text:p>
        </text:list-item>
        <text:list-item>
          <text:p text:style-name="P16">Internal 64 KBytes of ROM (SVC-64 only) </text:p>
        </text:list-item>
        <text:list-item>
          <text:p text:style-name="P16">2.5 KBytes of RAM </text:p>
        </text:list-item>
        <text:list-item>
          <text:p text:style-name="P16">Audio ADC (analog to digital converter) </text:p>
        </text:list-item>
        <text:list-item>
          <text:p text:style-name="P16">Audio DAC (digital to analog converter) and PWM for high quality, low cost speech </text:p>
        </text:list-item>
        <text:list-item>
          <text:p text:style-name="P16">Microphone Pre-amplifier and AGC </text:p>
        </text:list-item>
        <text:list-item>
          <text:p text:style-name="P16">Interrupts, timers and counters </text:p>
        </text:list-item>
        <text:list-item>
          <text:p text:style-name="P16">16 configurable, general purpose I/O lines </text:p>
        </text:list-item>
        <text:list-item>
          <text:p text:style-name="P16">Separate 16-bit address and 8-bit data buses - compatible with common memory components </text:p>
        </text:list-item>
        <text:list-item>
          <text:p text:style-name="P16">Separate code and data address spaces and memory strobes </text:p>
        </text:list-item>
        <text:list-item>
          <text:p text:style-name="P16">Fully static operation; clock rate: DC to 14.32 MHz </text:p>
          <text:p text:style-name="P22">Low power requirements</text:p>
        </text:list-item>
        <text:list-item>
          <text:p text:style-name="P16">Requires single 2.85V to 5.25V power supply </text:p>
        </text:list-item>
        <text:list-item>
          <text:p text:style-name="P16">~10mA operating current at 3V </text:p>
        </text:list-item>
        <text:list-item>
          <text:p text:style-name="P16">Low power 32kHz oscillator </text:p>
        </text:list-item>
        <text:list-item>
          <text:p text:style-name="P16">Power-down current less than 5 µA </text:p>
        </text:list-item>
      </text:list>
      <text:p text:style-name="Text_20_body"><text:soft-page-break/>b)</text:p>
      <text:p text:style-name="Text_20_body">The monitoring unit shall be connected to the system's BRAIN to retrieve the given status at any time.</text:p>
      <text:p text:style-name="Text_20_body">The microphones shall be connected to the processing unit and the processing unit in shall be connected to the interpretation unit.</text:p>
      <text:p text:style-name="Text_20_body">The interpretation unit finally shall be connected to the speakers.</text:p>
      <text:p text:style-name="Text_20_body"/>
      <text:p text:style-name="Text_20_body">c)</text:p>
      <text:p text:style-name="Text_20_body"><draw:rect text:anchor-type="paragraph" draw:z-index="11" draw:style-name="gr1" draw:text-style-name="P26" svg:width="1.1878in" svg:height="0.615in" svg:x="2.961in" svg:y="0.5783in"><text:p text:style-name="P26">Monitor</text:p><text:p text:style-name="P26">micro processor</text:p></draw:rect><draw:rect text:anchor-type="paragraph" draw:z-index="8" draw:style-name="gr1" draw:text-style-name="P26" svg:width="1.1878in" svg:height="0.615in" svg:x="0.6965in" svg:y="0.5783in"><text:p text:style-name="P26">BRAIN</text:p><text:p text:style-name="P26">main processor</text:p></draw:rect>Test Setting</text:p>
      <text:p text:style-name="Text_20_body"><draw:line text:anchor-type="paragraph" draw:z-index="12" draw:style-name="gr2" draw:text-style-name="P26" svg:x1="1.8839in" svg:y1="0.5602in" svg:x2="2.965in" svg:y2="0.5555in"><text:p text:style-name="P26">Cable</text:p><text:p text:style-name="P26">Connection</text:p></draw:line></text:p>
      <text:p text:style-name="Text_20_body"/>
      <text:p text:style-name="Text_20_body"><draw:line text:anchor-type="paragraph" draw:z-index="9" draw:style-name="gr2" draw:text-style-name="P26" svg:x1="1.228in" svg:y1="0.3508in" svg:x2="1.228in" svg:y2="0.976in"><text:p text:style-name="P26">Data</text:p><text:p text:style-name="P26">Bus</text:p></draw:line></text:p>
      <text:p text:style-name="Text_20_body"><draw:rect text:anchor-type="paragraph" draw:z-index="2" draw:style-name="gr1" draw:text-style-name="P26" svg:width="1.1252in" svg:height="0.615in" svg:x="2.1654in" svg:y="2.152in"><text:p text:style-name="P26">Processing</text:p><text:p text:style-name="P26">micro processor</text:p></draw:rect><draw:rect text:anchor-type="paragraph" draw:z-index="3" draw:style-name="gr1" draw:text-style-name="P26" svg:width="1.1252in" svg:height="0.615in" svg:x="3.9882in" svg:y="2.1228in"><text:p text:style-name="P26">Interpretation</text:p><text:p text:style-name="P26">micro processor</text:p></draw:rect></text:p>
      <text:p text:style-name="Text_20_body"><draw:rect text:anchor-type="paragraph" draw:z-index="1" draw:style-name="gr1" draw:text-style-name="P26" svg:width="0.5724in" svg:height="0.313in" svg:x="0.2819in" svg:y="1.9571in"><text:p text:style-name="P26">Microphone</text:p></draw:rect><draw:line text:anchor-type="paragraph" draw:z-index="5" draw:style-name="gr2" draw:text-style-name="P26" svg:x1="3.2902in" svg:y1="2.1398in" svg:x2="3.9681in" svg:y2="2.1398in"><text:p text:style-name="P26">Data</text:p><text:p text:style-name="P26">Bus</text:p></draw:line><draw:line text:anchor-type="paragraph" draw:z-index="6" draw:style-name="gr2" draw:text-style-name="P26" svg:x1="5.1134in" svg:y1="2.1283in" svg:x2="6.1945in" svg:y2="2.1236in"><text:p text:style-name="P26">Cable</text:p><text:p text:style-name="P26">Connection</text:p></draw:line><draw:rect text:anchor-type="paragraph" draw:z-index="7" draw:style-name="gr1" draw:text-style-name="P26" svg:width="0.5941in" svg:height="0.3248in" svg:x="6.1945in" svg:y="1.9465in"><text:p text:style-name="P26">Speakers</text:p></draw:rect><draw:line text:anchor-type="paragraph" draw:z-index="4" draw:style-name="gr2" draw:text-style-name="P26" svg:x1="0.8543in" svg:y1="2.1339in" svg:x2="2.1654in" svg:y2="2.1441in"><text:p text:style-name="P26">Cable</text:p><text:p text:style-name="P26">Conncetion</text:p></draw:line><draw:rect text:anchor-type="paragraph" draw:z-index="10" draw:style-name="gr1" draw:text-style-name="P26" svg:width="1.1878in" svg:height="0.615in" svg:x="0.6756in" svg:y="0.4201in"><text:p text:style-name="P26">QOL</text:p><text:p text:style-name="P26">main processor</text:p></draw:rect></text:p>
      <text:p text:style-name="Text_20_body"/>
      <text:p text:style-name="Text_20_body"/>
      <text:p text:style-name="Text_20_body"/>
      <text:p text:style-name="Text_20_body"/>
      <text:p text:style-name="Text_20_body">Internal Setting</text:p>
      <text:p text:style-name="Text_20_body"/>
      <text:p text:style-name="Text_20_body"/>
      <text:p text:style-name="Text_20_body"/>
      <text:h text:style-name="Heading_20_3" text:outline-level="3">Software preparation</text:h>
      <text:p text:style-name="Text_20_body">a)</text:p>
      <text:p text:style-name="Text_20_body">The system shall use external monitoring software during the test.</text:p>
      <text:p text:style-name="Text_20_body">b and c)</text:p>
      <text:p text:style-name="Text_20_body">The testing log shall be stored on a flash-drive (flash memory) and as backup on a hard-drive (SATA-HDD).</text:p>
      <text:p text:style-name="Text_20_body"><text:soft-page-break/>d)</text:p>
      <text:p text:style-name="Text_20_body">The software shall run in operating mode.</text:p>
      <text:p text:style-name="Text_20_body">The software shall have applied the unoccupied state.</text:p>
      <text:p text:style-name="Text_20_body">e)</text:p>
      <text:p text:style-name="Text_20_body">After each test phase the software shall be reset.</text:p>
      <text:h text:style-name="Heading_20_3" text:outline-level="3">Other pre-test preparations</text:h>
      <text:h text:style-name="Heading_20_2" text:outline-level="2">Test of Preferred Artwork Display</text:h>
      <text:h text:style-name="Heading_20_3" text:outline-level="3">Hardware Preparations</text:h>
      <text:list xml:id="list38321493" text:style-name="L5">
        <text:list-item>
          <text:p text:style-name="P17">Panasonic VG42 Plasma Screen Display</text:p>
        </text:list-item>
        <text:list-item>
          <text:p text:style-name="P17">The TV shall be connected via HDMI to the system box</text:p>
        </text:list-item>
        <text:list-item>
          <text:p text:style-name="P17"/>
          <text:list>
            <text:list-item>
              <text:p text:style-name="P17">TV shall be plugged into wall socket</text:p>
            </text:list-item>
            <text:list-item>
              <text:p text:style-name="P17">TV shall be left off</text:p>
            </text:list-item>
            <text:list-item>
              <text:p text:style-name="P17">TV shall have HDMI cable plugged into it</text:p>
            </text:list-item>
            <text:list-item>
              <text:p text:style-name="P17">Other end of cable shall be plugged into system box video out HDMI port.</text:p>
            </text:list-item>
            <text:list-item>
              <text:p text:style-name="P17">The system shall be plugged into outlet receiving power and turned on.</text:p>
            </text:list-item>
          </text:list>
        </text:list-item>
      </text:list>
      <text:h text:style-name="Heading_20_3" text:outline-level="3">Software Preparations</text:h>
      <text:p text:style-name="Text_20_body"><text:tab/>The system shall have stored one profile matching the test subject with his/her voice patterns stored per requirements of the SSS.</text:p>
      <text:p text:style-name="Text_20_body"><text:tab/>The system shall have the subjects facial recognition and associated data in storage.</text:p>
      <text:p text:style-name="Text_20_body"><text:tab/>The system shall have passed all tests for operating with sensors and facial recognition.</text:p>
      <text:p text:style-name="Text_20_body"><text:tab/>The system shall be in the ready state and the unoccupied mode.</text:p>
      <text:p text:style-name="Text_20_body"/>
      <text:h text:style-name="P24" text:outline-level="1">Test Descriptions</text:h>
      <text:h text:style-name="Heading_20_2" text:outline-level="2"><text:s/>Intruder Detection Part 1</text:h>
      <text:h text:style-name="Heading_20_3" text:outline-level="3">The system denies access to an unauthorized user</text:h>
      <text:h text:style-name="Heading_20_4" text:outline-level="4">Requirements addressed</text:h>
      <text:p text:style-name="P14">Requirement 3.1.1.3.1: Occupied-State</text:p>
      <text:p text:style-name="P14">Requirement 3.1.1.4.1 : Unoccupied-State</text:p>
      <text:p text:style-name="P14">Requirement 3.1.2.1.1 : Normal Mode</text:p>
      <text:p text:style-name="P14">Requirement 3.2.1.6 Voice commands</text:p>
      <text:p text:style-name="P14">Requirement 3.8.1 : Intruder detection</text:p>
      <text:p text:style-name="P14">Requirement 3.10.1 : Voice processing units</text:p>
      <text:p text:style-name="P14">Requirement 3.10.2 : Voice interpretation units</text:p>
      <text:p text:style-name="P14"/>
      <text:h text:style-name="Heading_20_4" text:outline-level="4">Prerequisite conditions</text:h>
      <text:p text:style-name="Text_20_body">The system needs to be running.</text:p>
      <text:p text:style-name="Text_20_body">The system needs to have obtained a full list of all authorized users of the system.</text:p>
      <text:p text:style-name="Text_20_body">Only the intruder shall be trying to use the system.</text:p>
      <text:p text:style-name="Text_20_body">Intruder has already physically gained access to the house.</text:p>
      <text:p text:style-name="Text_20_body">The testing crew shall have status monitor available displaying all relevant status messages of the system.</text:p>
      <text:h text:style-name="Heading_20_4" text:outline-level="4">Test inputs</text:h>
      <text:p text:style-name="Text_20_body">The intruder applies a command to turn off the alarm.</text:p>
      <text:p text:style-name="Text_20_body">The turn off command is defined as “turn off the alarm”.</text:p>
      <text:p text:style-name="Text_20_body">The command will be a voice command.</text:p>
      <text:h text:style-name="Heading_20_4" text:outline-level="4">Expected test results</text:h>
      <text:p text:style-name="Text_20_body">The system shall pass on to password request and deny the command instantly based on the non-authorized status of the intruder.</text:p>
      <text:h text:style-name="Heading_20_4" text:outline-level="4"><text:soft-page-break/>Criteria for evaluating results</text:h>
      <text:p text:style-name="Text_20_body">Passed: User was denied by the system and will not be able to apply any commands.</text:p>
      <text:p text:style-name="Text_20_body">Failed: Authorization process failed and the intruder will be accepted by the system.</text:p>
      <text:p text:style-name="Text_20_body">Possible indication for a fail is a switch from unoccupied-state to occupied-state.</text:p>
      <text:h text:style-name="Heading_20_4" text:outline-level="4">Test procedure</text:h>
      <text:p text:style-name="Text_20_body">The intruder has accessed the house the monitor shall display unoccupied state while the system is running.</text:p>
      <text:p text:style-name="Text_20_body">In the next step the intruder shall apply a command in order to turn-off the system's alarm.</text:p>
      <text:p text:style-name="Text_20_body">After the system has processed the command the displayed status shall be “send to interpretation”.</text:p>
      <text:p text:style-name="Text_20_body">By the time the system has interpreted and accepted the command the status shall be “make forward decision”.</text:p>
      <text:p text:style-name="Text_20_body">During the authorization process the system shall request the intruder's authority level from the profile storage.</text:p>
      <text:p text:style-name="Text_20_body">Based on the non-existence of a voice pattern and further no existing profile assigned with the intruder the monitor shall display unauthorized user.</text:p>
      <text:p text:style-name="Text_20_body">As a result of this status the system shall deny access and ignore the intruder's command. The monitor shall confirm this condition by still displaying the unoccupied-state.</text:p>
      <text:p text:style-name="Text_20_body"><text:s/></text:p>
      <text:h text:style-name="Heading_20_4" text:outline-level="4">Assumptions and constraints</text:h>
      <text:p text:style-name="Text_20_body">The system power is turned on and the system is running properly in operational mode.</text:p>
      <text:p text:style-name="Text_20_body"/>
      <text:h text:style-name="Heading_20_2" text:outline-level="2"><text:soft-page-break/>Test of Preferred Artwork Display</text:h>
      <text:h text:style-name="Heading_20_3" text:outline-level="3">Test Case 1</text:h>
      <text:h text:style-name="P25" text:outline-level="8" text:is-list-header="true"><text:s text:c="6"/>Empty room with one display entered by one occupant with profile data already stored. The purpose is to see if the system responds to the presence of an individual appropriately by displaying a screen with artwork.</text:h>
      <text:h text:style-name="Heading_20_4" text:outline-level="4">Requirements Addressed</text:h>
      <text:p text:style-name="Text_20_body"><text:tab/>This addresses the Display Interface and Image Settings Requirements of the SSS</text:p>
      <text:h text:style-name="Heading_20_4" text:outline-level="4">Prerequisite Conditions</text:h>
      <text:list xml:id="list38434215" text:style-name="L6">
        <text:list-item>
          <text:p text:style-name="P18">Hardware and Software shall be in the init state.</text:p>
        </text:list-item>
        <text:list-item>
          <text:p text:style-name="P18">The room shall be empty from system boot until the test is run.</text:p>
        </text:list-item>
        <text:list-item>
          <text:p text:style-name="P18">The system shall be properly attached to display that has the power on capability.</text:p>
        </text:list-item>
        <text:list-item>
          <text:p text:style-name="P18">The display shall be off</text:p>
        </text:list-item>
        <text:list-item>
          <text:p text:style-name="P18">The room has a door to an area outside the system from which the test subject will enter</text:p>
        </text:list-item>
      </text:list>
      <text:h text:style-name="Heading_20_4" text:outline-level="4">Test Inputs</text:h>
      <text:list xml:id="list38461838" text:style-name="L7">
        <text:list-item>
          <text:p text:style-name="P19">Authorized user with a profile shall enter the room</text:p>
        </text:list-item>
        <text:list-item>
          <text:p text:style-name="P19">User shall wear all black, sweatpants, sweater, hat, gloves and socks.</text:p>
        </text:list-item>
        <text:list-item>
          <text:p text:style-name="P19">User shall start outside of the SmartHouse System then enter into the test room.</text:p>
        </text:list-item>
        <text:list-item>
          <text:p text:style-name="P19">Test is real.</text:p>
        </text:list-item>
        <text:list-item>
          <text:p text:style-name="P19">Retestings allowed and done with different users</text:p>
        </text:list-item>
      </text:list>
      <text:h text:style-name="Heading_20_4" text:outline-level="4">Expected Test Results</text:h>
      <text:p text:style-name="Text_20_body"><text:tab/>The displays should turn on after user enters the room.</text:p>
      <text:p text:style-name="Text_20_body"><text:tab/>Simultaneously the displays should output artwork stored in the users profile, by default use MC Escher's self portrait of <text:span text:style-name="T2">man with reflecting sphere.</text:span></text:p>
      <text:h text:style-name="Heading_20_4" text:outline-level="4"><text:soft-page-break/>Criteria for Evaluating Results</text:h>
      <text:list xml:id="list38482659" text:style-name="L8">
        <text:list-item>
          <text:p text:style-name="P20">The turning on of display shall be considered successful if it turns on in under 1.5 seconds.</text:p>
        </text:list-item>
        <text:list-item>
          <text:p text:style-name="P20">The displaying of artwork is successful if it displays the aforementioned artwork.</text:p>
        </text:list-item>
        <text:list-item>
          <text:p text:style-name="P20">The test shall not last more than five minutes.</text:p>
        </text:list-item>
        <text:list-item>
          <text:p text:style-name="P20">The test shall have no interrupts, halts, or other system breaks.</text:p>
        </text:list-item>
        <text:list-item>
          <text:p text:style-name="P20">The processing errors shall not be severe at all. No mixups of users/preferences are allowed.</text:p>
        </text:list-item>
        <text:list-item>
          <text:p text:style-name="P20">The test shall be considered inconclusive if it turns on exactly 1.5 seconds after power on.</text:p>
        </text:list-item>
      </text:list>
      <text:h text:style-name="Heading_20_4" text:outline-level="4">Test Procedure</text:h>
      <text:list xml:id="list38528172" text:style-name="L9">
        <text:list-item>
          <text:p text:style-name="P21"><text:s/></text:p>
          <text:list>
            <text:list-item>
              <text:p text:style-name="P21">All personnel outside system.</text:p>
            </text:list-item>
            <text:list-item>
              <text:p text:style-name="P21">User has data put into system with preferred artwork (MC Escher Self-Portrait).</text:p>
            </text:list-item>
            <text:list-item>
              <text:p text:style-name="P21">User dresses in all black, sweatshirt, sweatpants, socks, gloves, hat.</text:p>
            </text:list-item>
            <text:list-item>
              <text:p text:style-name="P21">Power system on.</text:p>
            </text:list-item>
            <text:list-item>
              <text:p text:style-name="P21">Wait for system boot to finish.</text:p>
            </text:list-item>
            <text:list-item>
              <text:p text:style-name="P21">Make sure display is off.</text:p>
            </text:list-item>
            <text:list-item>
              <text:p text:style-name="P21">User enters into test room from outside system. Start Timing</text:p>
            </text:list-item>
            <text:list-item>
              <text:p text:style-name="P21">Stop timer when display comes on or after 1.5 seconds</text:p>
            </text:list-item>
            <text:list-item>
              <text:p text:style-name="P21">If time is more than 1.5 seconds test failed: retry or recode.</text:p>
            </text:list-item>
            <text:list-item>
              <text:p text:style-name="P21">If artwork displays and is MC Escher's self-portrait, it was a success.</text:p>
            </text:list-item>
            <text:list-item>
              <text:p text:style-name="P21">Terminate the test case and power down.</text:p>
            </text:list-item>
          </text:list>
        </text:list-item>
      </text:list>
      <text:h text:style-name="Heading_20_4" text:outline-level="4">Assumptions and Constraints</text:h>
      <text:p text:style-name="Text_20_body"><text:tab/>It is assumed the system can boot with no problems, the hardware works as expected. The displays are assumed to work properly. The room to be tested has an entrance coming from a region not in the system.</text:p>
      <text:h text:style-name="P24" text:outline-level="1">Requirements traceability</text:h>
      <text:h text:style-name="P24" text:outline-level="1">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entury Schoolbook" svg:font-family="'Century Schoolbook'"/>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entury Schoolbook"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71in" fo:margin-left="0in" fo:margin-right="-0.0021in" table:align="margins"/>
    </style:style>
    <style:style style:name="Table5.A" style:family="table-column">
      <style:table-column-properties style:column-width="1.9792in" style:rel-column-width="18724*"/>
    </style:style>
    <style:style style:name="Table5.B" style:family="table-column">
      <style:table-column-properties style:column-width="4.9479in" style:rel-column-width="46811*"/>
    </style:style>
    <style:style style:name="Table2" style:family="table">
      <style:table-properties style:width="6.9271in" fo:margin-left="0in" fo:margin-right="-0.0021in" table:align="margins"/>
    </style:style>
    <style:style style:name="Table2.A" style:family="table-column">
      <style:table-column-properties style:column-width="1.9896in" style:rel-column-width="18822*"/>
    </style:style>
    <style:style style:name="Table2.B" style:family="table-column">
      <style:table-column-properties style:column-width="4.9375in" style:rel-column-width="46713*"/>
    </style:style>
    <style:style style:name="Table4" style:family="table">
      <style:table-properties style:width="6.9236in" table:align="left"/>
    </style:style>
    <style:style style:name="Table4.A" style:family="table-column">
      <style:table-column-properties style:column-width="1.9861in"/>
    </style:style>
    <style:style style:name="Table4.B" style:family="table-column">
      <style:table-column-properties style:column-width="1.5139in"/>
    </style:style>
    <style:style style:name="Table4.C" style:family="table-column">
      <style:table-column-properties style:column-width="2.0139in"/>
    </style:style>
    <style:style style:name="Table4.D" style:family="table-column">
      <style:table-column-properties style:column-width="1.4097in"/>
    </style:style>
    <style:style style:name="Table4.A1" style:family="table-cell">
      <style:table-cell-properties fo:padding="0in" fo:border="none"/>
    </style:style>
    <style:style style:name="Table1" style:family="table">
      <style:table-properties style:width="6.9236in" table:align="left"/>
    </style:style>
    <style:style style:name="Table1.A" style:family="table-column">
      <style:table-column-properties style:column-width="1.9861in"/>
    </style:style>
    <style:style style:name="Table1.B" style:family="table-column">
      <style:table-column-properties style:column-width="1.5139in"/>
    </style:style>
    <style:style style:name="Table1.C" style:family="table-column">
      <style:table-column-properties style:column-width="2.0139in"/>
    </style:style>
    <style:style style:name="Table1.D" style:family="table-column">
      <style:table-column-properties style:column-width="1.4097in"/>
    </style:style>
    <style:style style:name="Table1.A1" style:family="table-cell">
      <style:table-cell-properties fo:padding="0in" fo:border="none"/>
    </style:style>
    <style:style style:name="Table3" style:family="table">
      <style:table-properties style:width="6.9236in" table:align="left"/>
    </style:style>
    <style:style style:name="Table3.A" style:family="table-column">
      <style:table-column-properties style:column-width="1.9861in"/>
    </style:style>
    <style:style style:name="Table3.B" style:family="table-column">
      <style:table-column-properties style:column-width="1.5139in"/>
    </style:style>
    <style:style style:name="Table3.C" style:family="table-column">
      <style:table-column-properties style:column-width="2.0139in"/>
    </style:style>
    <style:style style:name="Table3.D" style:family="table-column">
      <style:table-column-properties style:column-width="1.4097in"/>
    </style:style>
    <style:style style:name="Table3.A1" style:family="table-cell">
      <style:table-cell-properties fo:padding="0in" fo:border="none"/>
    </style:style>
    <style:style style:name="MP1" style:family="paragraph" style:parent-style-name="Header">
      <style:paragraph-properties fo:text-align="center" style:justify-single-word="false"/>
    </style:style>
    <style:style style:name="MP2" style:family="paragraph" style:parent-style-name="Header_20_left">
      <style:paragraph-properties fo:text-align="end" style:justify-single-word="false"/>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1"><text:s text:c="2"/><text:modification-date style:data-style-name="N81">7. December 2011</text:modification-date> </text:p>
              <text:p text:style-name="MP1"><text:modification-time style:data-style-name="N40">18:44</text:modification-time></text:p>
            </table:table-cell>
            <table:table-cell office:value-type="string">
              <text:p text:style-name="MP2"><text:user-field-get text:name="DocumentType">Software Test Description</text:user-field-get> for <text:line-break/><text:user-field-get text:name="FullSystemName">Tower Hill Traffic Signal</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MP1"><text:s text:c="2"/><text:modification-date style:data-style-name="N81">7. December 2011</text:modification-date> <text:line-break/><text:modification-time style:data-style-name="N40">18:44</text:modification-time></text:p>
            </table:table-cell>
            <table:table-cell office:value-type="string">
              <text:p text:style-name="MP2"><text:user-field-get text:name="DocumentType">Software Test Description</text:user-field-get> for <text:line-break/><text:user-field-get text:name="FullSystemName">Tower Hill Traffic Signal</text:user-field-get></text:p>
            </table:table-cell>
          </table:table-row>
        </table:table>
        <text:p text:style-name="M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20080818T1</text:user-field-get></text:p>
              </table:table-cell>
              <table:table-cell table:style-name="Table4.A1" office:value-type="string">
                <text:p text:style-name="Table_20_Contents">Revision: <text:user-field-get text:name="Revision">Draft</text:user-field-get></text:p>
              </table:table-cell>
              <table:table-cell table:style-name="Table4.A1" office:value-type="string">
                <text:p text:style-name="MP3">Date: <text:user-field-get text:name="ReleaseDate">18 June 2008</text:user-field-get></text:p>
              </table:table-cell>
              <table:table-cell table:style-name="Table4.A1" office:value-type="string">
                <text:p text:style-name="MP4">Page <text:page-number text:select-page="current">14</text:page-number> of <text:page-count>14</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20080818T1</text:user-field-get></text:p>
              </table:table-cell>
              <table:table-cell table:style-name="Table1.A1" office:value-type="string">
                <text:p text:style-name="Table_20_Contents">Revision: <text:user-field-get text:name="Revision">Draft</text:user-field-get></text:p>
              </table:table-cell>
              <table:table-cell table:style-name="Table1.A1" office:value-type="string">
                <text:p text:style-name="MP3">Date: <text:user-field-get text:name="ReleaseDate">18 June 2008</text:user-field-get></text:p>
              </table:table-cell>
              <table:table-cell table:style-name="Table1.A1" office:value-type="string">
                <text:p text:style-name="MP4">Page <text:page-number text:select-page="current">14</text:page-number> of <text:page-count>14</text:page-count></text:p>
              </table:table-cell>
            </table:table-row>
          </table:table-header-rows>
        </table:table>
        <text:p text:style-name="Footer"/>
      </style:footer-left>
    </style:master-page>
    <style:master-page style:name="First_20_Page" style:display-name="First Page" style:page-layout-name="Mpm1" style:next-style-name="Standard">
      <style:header>
        <text:p text:style-name="MP1">Draft saved at <text:modification-time style:data-style-name="N40">18:44</text:modification-time> on <text:modification-date style:data-style-name="N81">7. December 2011</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20080818T1</text:user-field-get></text:p>
              </table:table-cell>
              <table:table-cell table:style-name="Table3.A1" office:value-type="string">
                <text:p text:style-name="Table_20_Contents">Revision: <text:user-field-get text:name="Revision">Draft</text:user-field-get></text:p>
              </table:table-cell>
              <table:table-cell table:style-name="Table3.A1" office:value-type="string">
                <text:p text:style-name="MP3">Date: <text:user-field-get text:name="ReleaseDate">18 June 2008</text:user-field-get></text:p>
              </table:table-cell>
              <table:table-cell table:style-name="Table3.A1" office:value-type="string">
                <text:p text:style-name="MP4">Page <text:page-number text:select-page="current">14</text:page-number> of <text:page-count>14</text:page-count></text:p>
              </table:table-cell>
            </table:table-row>
          </table:table-header-rows>
        </table:table>
        <text:p text:style-name="Standard"/>
      </style:footer>
    </style:master-page>
    <style:master-page style:name="Untitled1" style:page-layout-name="Mpm2">
      <style:header>
        <text:p text:style-name="Header"/>
      </style:header>
    </style:master-page>
    <style:master-page style:name="Left_20_Page" style:display-name="Left Page" style:page-layout-name="Mpm3">
      <style:header>
        <text:p text:style-name="Header"/>
      </style:header>
      <style:footer>
        <text:p text:style-name="Footer"/>
      </style:footer>
    </style:master-page>
    <style:master-page style:name="Right_20_Page" style:display-name="Right Page"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W. Lewis Collier</meta:initial-creator>
    <meta:creation-date>2008-06-19T00:17:42</meta:creation-date>
    <dc:creator>Andre </dc:creator>
    <dc:date>2011-12-07T18:44:05.18</dc:date>
    <meta:editing-cycles>56</meta:editing-cycles>
    <meta:editing-duration>PT13H9M31S</meta:editing-duration>
    <meta:document-statistic meta:table-count="6" meta:image-count="1" meta:object-count="0" meta:page-count="14" meta:paragraph-count="203" meta:word-count="1686" meta:character-count="10228"/>
    <meta:user-defined meta:name="Info 1"/>
    <meta:user-defined meta:name="Info 2"/>
    <meta:user-defined meta:name="Info 3"/>
    <meta:user-defined meta:name="Info 4"/>
  </office:meta>
</office:document-meta>
</file>